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18cm"/>
    </style:style>
    <style:style style:name="co3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ercice 1" table:style-name="ta1">
        <table:table-column table:style-name="co1" table:default-cell-style-name="Default"/>
        <table:table-row table:style-name="ro1">
          <table:table-cell office:value-type="string" calcext:value-type="string">
            <text:p>Exercice 1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Ville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 calcext:value-type="string">
            <text:p>Plage</text:p>
          </table:table-cell>
        </table:table-row>
        <table:table-row table:style-name="ro1">
          <table:table-cell table:style-name="ce1"/>
        </table:table-row>
      </table:table>
      <table:table table:name="Exercice 2" table:style-name="ta1">
        <table:table-column table:style-name="co1" table:default-cell-style-name="Default"/>
        <table:table-row table:style-name="ro1">
          <table:table-cell/>
        </table:table-row>
      </table:table>
      <table:table table:name="Fil Rouge" table:style-name="ta1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2"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Type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Cli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_client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nom_client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1">
          <table:table-cell office:value-type="string" calcext:value-type="string">
            <text:p>commercial_affect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1">
          <table:table-cell office:value-type="string" calcext:value-type="string">
            <text:p>commandes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1">
          <table:table-cell office:value-type="string" calcext:value-type="string">
            <text:p>adresse_client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1">
          <table:table-cell office:value-type="string" calcext:value-type="string">
            <text:p>client_particulier</text:p>
          </table:table-cell>
          <table:table-cell office:value-type="string" calcext:value-type="string">
            <text:p>LOGICAL</text:p>
          </table:table-cell>
          <table:table-cell/>
        </table:table-row>
        <table:table-row table:style-name="ro1">
          <table:table-cell office:value-type="string" calcext:value-type="string">
            <text:p>remise_client</text:p>
          </table:table-cell>
          <table:table-cell office:value-type="string" calcext:value-type="string">
            <text:p>DECIMAL(4,2)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1" office:value-type="string" calcext:value-type="string">
            <text:p>Commercia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_commercial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1">
          <table:table-cell office:value-type="string" calcext:value-type="string">
            <text:p>affectation_client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style-name="ce1" office:value-type="string" calcext:value-type="string">
            <text:p>Comman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_commande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1">
          <table:table-cell office:value-type="string" calcext:value-type="string">
            <text:p>ligne_commande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1">
          <table:table-cell office:value-type="string" calcext:value-type="string">
            <text:p>article_commande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1">
          <table:table-cell office:value-type="string" calcext:value-type="string">
            <text:p>date_command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validation_commande</text:p>
          </table:table-cell>
          <table:table-cell office:value-type="string" calcext:value-type="string">
            <text:p>LOGICAL</text:p>
          </table:table-cell>
          <table:table-cell/>
        </table:table-row>
        <table:table-row table:style-name="ro1">
          <table:table-cell office:value-type="string" calcext:value-type="string">
            <text:p>envoi_commande</text:p>
          </table:table-cell>
          <table:table-cell office:value-type="string" calcext:value-type="string">
            <text:p>LOGICAL</text:p>
          </table:table-cell>
          <table:table-cell/>
        </table:table-row>
        <table:table-row table:style-name="ro1">
          <table:table-cell office:value-type="string" calcext:value-type="string">
            <text:p>date_reception_command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accuse_reception_commande</text:p>
          </table:table-cell>
          <table:table-cell office:value-type="string" calcext:value-type="string">
            <text:p>LOGICAL</text:p>
          </table:table-cell>
          <table:table-cell/>
        </table:table-row>
        <table:table-row table:style-name="ro1">
          <table:table-cell office:value-type="string" calcext:value-type="string">
            <text:p>remise_exceptionelle</text:p>
          </table:table-cell>
          <table:table-cell office:value-type="string" calcext:value-type="string">
            <text:p>DECIMAL(4,2)</text:p>
          </table:table-cell>
          <table:table-cell/>
        </table:table-row>
        <table:table-row table:style-name="ro1">
          <table:table-cell office:value-type="string" calcext:value-type="string">
            <text:p>paiement_valide</text:p>
          </table:table-cell>
          <table:table-cell office:value-type="string" calcext:value-type="string">
            <text:p>LOGICAL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1" office:value-type="string" calcext:value-type="string">
            <text:p>Pan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ne_panier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ref_produit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1">
          <table:table-cell office:value-type="string" calcext:value-type="string">
            <text:p>quantite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prix_unitaire</text:p>
          </table:table-cell>
          <table:table-cell office:value-type="string" calcext:value-type="string">
            <text:p>DECIMAL(7,2)</text:p>
          </table:table-cell>
          <table:table-cell/>
        </table:table-row>
        <table:table-row table:style-name="ro1">
          <table:table-cell office:value-type="string" calcext:value-type="string">
            <text:p>total_article</text:p>
          </table:table-cell>
          <table:table-cell office:value-type="string" calcext:value-type="string">
            <text:p>DECIMAL(7,2)</text:p>
          </table:table-cell>
          <table:table-cell/>
        </table:table-row>
        <table:table-row table:style-name="ro1">
          <table:table-cell office:value-type="string" calcext:value-type="string">
            <text:p>validation_panier</text:p>
          </table:table-cell>
          <table:table-cell office:value-type="string" calcext:value-type="string">
            <text:p>LOGICAL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1" office:value-type="string" calcext:value-type="string">
            <text:p>Produ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_produit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1">
          <table:table-cell office:value-type="string" calcext:value-type="string">
            <text:p>nom_produit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1">
          <table:table-cell office:value-type="string" calcext:value-type="string">
            <text:p>libelle_produit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1">
          <table:table-cell office:value-type="string" calcext:value-type="string">
            <text:p>rubrique_produit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1">
          <table:table-cell office:value-type="string" calcext:value-type="string">
            <text:p>rubrique_produit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1">
          <table:table-cell office:value-type="string" calcext:value-type="string">
            <text:p>sous_rubrique_produit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1">
          <table:table-cell office:value-type="string" calcext:value-type="string">
            <text:p>prix_achat</text:p>
          </table:table-cell>
          <table:table-cell office:value-type="string" calcext:value-type="string">
            <text:p>DECIMAL(</text:p>
          </table:table-cell>
          <table:table-cell/>
        </table:table-row>
        <table:table-row table:style-name="ro1">
          <table:table-cell office:value-type="string" calcext:value-type="string">
            <text:p>prix_vente_pro</text:p>
          </table:table-cell>
          <table:table-cell office:value-type="string" calcext:value-type="string">
            <text:p>DECIMAL(</text:p>
          </table:table-cell>
          <table:table-cell/>
        </table:table-row>
        <table:table-row table:style-name="ro1">
          <table:table-cell office:value-type="string" calcext:value-type="string">
            <text:p>prix_vente_particuliers</text:p>
          </table:table-cell>
          <table:table-cell office:value-type="string" calcext:value-type="string">
            <text:p>DECIMAL(</text:p>
          </table:table-cell>
          <table:table-cell/>
        </table:table-row>
        <table:table-row table:style-name="ro1">
          <table:table-cell office:value-type="string" calcext:value-type="string">
            <text:p>visibilite_catalogue</text:p>
          </table:table-cell>
          <table:table-cell office:value-type="string" calcext:value-type="string">
            <text:p>LOGICAL</text:p>
          </table:table-cell>
          <table:table-cell/>
        </table:table-row>
        <table:table-row table:style-name="ro1">
          <table:table-cell office:value-type="string" calcext:value-type="string">
            <text:p>stock_produit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image_prod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_fournisseu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Fournisse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fournisseur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nom_fournisseur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1">
          <table:table-cell office:value-type="string" calcext:value-type="string">
            <text:p>adresse_fournisseur</text:p>
          </table:table-cell>
          <table:table-cell office:value-type="string" calcext:value-type="string">
            <text:p>VARCHAR(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2:15:06.079381977</meta:creation-date>
    <meta:generator>LibreOffice/7.4.4.2$Linux_X86_64 LibreOffice_project/40$Build-2</meta:generator>
    <dc:date>2023-02-21T15:44:58.849003753</dc:date>
    <meta:editing-duration>PT3H29M53S</meta:editing-duration>
    <meta:editing-cycles>3</meta:editing-cycles>
    <meta:document-statistic meta:table-count="3" meta:cell-count="91" meta:object-count="0"/>
  </office:meta>
</office:document-meta>
</file>